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723cm" fo:margin-left="-0.136cm" table:align="left" style:writing-mode="lr-tb"/>
    </style:style>
    <style:style style:name="Table1.A" style:family="table-column">
      <style:table-column-properties style:column-width="1.519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3.38cm"/>
    </style:style>
    <style:style style:name="Table1.D" style:family="table-column">
      <style:table-column-properties style:column-width="7.557cm"/>
    </style:style>
    <style:style style:name="Table1.1" style:family="table-row">
      <style:table-row-properties style:min-row-height="0.67cm" fo:keep-together="always"/>
    </style:style>
    <style:style style:name="Table1.A1" style:family="table-cell">
      <style:table-cell-properties style:vertical-align="middle" fo:background-color="#d8d8d8" fo:padding="0.12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344cm" fo:keep-together="always"/>
    </style:style>
    <style:style style:name="Table1.A2" style:family="table-cell">
      <style:table-cell-properties style:vertical-align="middle" fo:padding="0.127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="0.127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Verdana" fo:font-size="24pt" fo:font-weight="bold" officeooo:rsid="0013798f" officeooo:paragraph-rsid="0007ad3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0c0c0" style:font-name="Arial" fo:font-size="26pt" officeooo:paragraph-rsid="0007ad3f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8pt" fo:font-weight="bold" officeooo:rsid="0013798f" officeooo:paragraph-rsid="0007ad3f" style:font-size-asian="8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officeooo:paragraph-rsid="0007ad3f" style:font-size-asian="8pt"/>
    </style:style>
    <style:style style:name="P5" style:family="paragraph" style:parent-style-name="Standard">
      <style:paragraph-properties fo:text-align="center" style:justify-single-word="false"/>
      <style:text-properties fo:font-size="8pt" officeooo:paragraph-rsid="0007ad3f" style:font-size-asian="8pt"/>
    </style:style>
    <style:style style:name="P6" style:family="paragraph" style:parent-style-name="Standard">
      <style:paragraph-properties fo:text-align="center" style:justify-single-word="false"/>
      <style:text-properties fo:font-size="8pt" officeooo:rsid="0013798f" officeooo:paragraph-rsid="0007ad3f" style:font-size-asian="8pt"/>
    </style:style>
    <style:style style:name="P7" style:family="paragraph" style:parent-style-name="Standard">
      <style:text-properties fo:font-size="8pt" officeooo:rsid="0013798f" officeooo:paragraph-rsid="0007ad3f" style:font-size-asian="8pt"/>
    </style:style>
    <style:style style:name="P8" style:family="paragraph" style:parent-style-name="Standard">
      <style:paragraph-properties style:snap-to-layout-grid="false"/>
      <style:text-properties fo:font-size="8pt" officeooo:paragraph-rsid="0007ad3f" style:font-size-asian="8pt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Verdana" fo:font-size="24pt" fo:font-weight="bold" officeooo:rsid="0013798f" officeooo:paragraph-rsid="0007ad3f" style:font-size-asian="24pt" style:font-weight-asian="bold" style:font-size-complex="24pt" style:font-weight-complex="bold"/>
    </style:style>
    <style:style style:name="P10" style:family="paragraph" style:parent-style-name="Text_20_body">
      <style:text-properties officeooo:rsid="0013798f" officeooo:paragraph-rsid="0007ad3f"/>
    </style:style>
    <style:style style:name="P11" style:family="paragraph" style:parent-style-name="Text_20_body">
      <style:text-properties officeooo:paragraph-rsid="0007ad3f"/>
    </style:style>
    <style:style style:name="P12" style:family="paragraph" style:parent-style-name="Text_20_body">
      <style:text-properties officeooo:paragraph-rsid="0009ef3c"/>
    </style:style>
    <style:style style:name="P13" style:family="paragraph" style:parent-style-name="Heading_20_1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Verdana" officeooo:rsid="0013798f" officeooo:paragraph-rsid="0007ad3f"/>
    </style:style>
    <style:style style:name="P14" style:family="paragraph" style:parent-style-name="Heading_20_1">
      <style:paragraph-properties fo:break-before="page"/>
      <style:text-properties officeooo:paragraph-rsid="0007ad3f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2">
      <style:text-properties officeooo:rsid="0013798f" officeooo:paragraph-rsid="0007ad3f"/>
    </style:style>
    <style:style style:name="P17" style:family="paragraph" style:parent-style-name="Heading_20_2">
      <style:text-properties officeooo:paragraph-rsid="0007ad3f"/>
    </style:style>
    <style:style style:name="P18" style:family="paragraph" style:parent-style-name="Heading_20_2">
      <style:text-properties officeooo:paragraph-rsid="0009ef3c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7ad3f"/>
    </style:style>
    <style:style style:name="T2" style:family="text">
      <style:text-properties officeooo:rsid="0013798f"/>
    </style:style>
    <style:style style:name="T3" style:family="text">
      <style:text-properties style:font-name="Verdana" fo:font-size="24pt" fo:font-weight="bold" officeooo:rsid="0007ad3f" style:font-size-asian="24pt" style:font-weight-asian="bold" style:font-size-complex="24pt" style:font-weight-complex="bold"/>
    </style:style>
    <style:style style:name="T4" style:family="text">
      <style:text-properties officeooo:rsid="0009022f"/>
    </style:style>
    <style:style style:name="T5" style:family="text">
      <style:text-properties officeooo:rsid="0009ef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fersco</text:p>
      <text:h text:style-name="P13" text:outline-level="1"/>
      <text:p text:style-name="P1"><text:span text:style-name="T1">Git Training Básico</text:span></text:p>
      <text:p text:style-name="P1"><text:span text:style-name="T1"/></text:p>
      <text:p text:style-name="P9"><text:span text:style-name="T1"/></text:p>
      <text:p text:style-name="P1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Indice</text:p>
          </text:index-title>
          <text:p text:style-name="P20"><text:a xlink:type="simple" xlink:href="#__RefHeading__3107_1640040036" text:style-name="Index_20_Link" text:visited-style-name="Index_20_Link">1- Visión general del documento<text:tab/>3</text:a></text:p>
          <text:p text:style-name="P19"><text:a xlink:type="simple" xlink:href="#__RefHeading__192_1323988157" text:style-name="Index_20_Link" text:visited-style-name="Index_20_Link">1.1 Historial de versión<text:tab/>3</text:a></text:p>
          <text:p text:style-name="P19"><text:a xlink:type="simple" xlink:href="#__RefHeading__165_1323988157" text:style-name="Index_20_Link" text:visited-style-name="Index_20_Link">1.2 Introducción<text:tab/>3</text:a></text:p>
        </text:index-body>
      </text:table-of-content>
      <text:p text:style-name="P1"><text:span text:style-name="T1"/></text:p>
      <text:p text:style-name="P1"><text:span text:style-name="T1"/></text:p>
      <text:h text:style-name="P14" text:outline-level="1"><text:bookmark-start text:name="__RefHeading__3107_1640040036"/>1- <text:span text:style-name="T2">Visión</text:span> general del documento<text:bookmark-end text:name="__RefHeading__3107_1640040036"/></text:h>
      <text:h text:style-name="P16" text:outline-level="2"><text:bookmark-start text:name="__RefHeading__192_1323988157"/>1.1 Historial de versión<text:bookmark-end text:name="__RefHeading__192_1323988157"/></text:h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">Número versión</text:p>
            </table:table-cell>
            <table:table-cell table:style-name="Table1.B1" office:value-type="string">
              <text:p text:style-name="P3">Fecha Modificación</text:p>
            </table:table-cell>
            <table:table-cell table:style-name="Table1.B1" office:value-type="string">
              <text:p text:style-name="P3">Modificado por</text:p>
            </table:table-cell>
            <table:table-cell table:style-name="Table1.D1" office:value-type="string">
              <text:p text:style-name="P3">Nota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>0.1</text:p>
          </table:table-cell>
          <table:table-cell table:style-name="Table1.B2" office:value-type="string">
            <text:p text:style-name="P6"><text:span text:style-name="T1">31</text:span>-Enero-2013</text:p>
          </table:table-cell>
          <table:table-cell table:style-name="Table1.C2" office:value-type="string">
            <text:p text:style-name="P7">Facundo Scoccia</text:p>
          </table:table-cell>
          <table:table-cell table:style-name="Table1.D2" office:value-type="string">
            <text:p text:style-name="P7">Primer borrador consolidado.</text:p>
          </table:table-cell>
        </table:table-row>
        <table:table-row table:style-name="Table1.2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</table:table>
      <text:h text:style-name="P17" text:outline-level="2"><text:bookmark-start text:name="__RefHeading__165_1323988157"/>1.<text:span text:style-name="T2">2</text:span> Introducción<text:bookmark-end text:name="__RefHeading__165_1323988157"/></text:h>
      <text:p text:style-name="P11"/>
      <text:p text:style-name="P11">Este documento <text:span text:style-name="T4">está dirigido a desarrolladores, managers, participantes que quieran aprender sobre Git, Github como repositorio de documentos o código. No tiene como intensión ser usado como un documento único, sino como un conjunto de manuales de Git y documentación online. En el mismo será cubierto solo las funcionalidades más comunes, pero es importante tener en cuenta que muchos otros módulos y funcionalidades no están cubiertos.</text:span></text:p>
      <text:p text:style-name="P11"><text:span text:style-name="T4"/></text:p>
      <text:h text:style-name="P18" text:outline-level="2">1.<text:span text:style-name="T5">3 Documentación relacionada</text:span></text:h>
      <text:p text:style-name="P12"/>
      <text:p text:style-name="P12"><text:span text:style-name="T5">Este documento sólo cubre las funcionalidades básicas, como guía de comienzo para utilizar Git. Es muy recomendable que los usuarios se familiaricen con el completo set de documentación localizado en: </text:span><text:a xlink:type="simple" xlink:href="http://git-scm.com/doc/"><text:span text:style-name="T5">http://git-scm.com/doc/</text:span></text:a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1"/>
      <text:p text:style-name="P11"/>
      <text:p text:style-name="P11"/>
      <text:p text:style-name="P11"/>
      <text:p text:style-name="P11"/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30:54</meta:creation-date>
    <meta:generator>LibreOffice/3.6$MacOSX_x86 LibreOffice_project/2ef5aff-a6fb0ff-166bdff-cf087ad-0f1389</meta:generator>
    <dc:date>2013-01-31T13:02:22</dc:date>
    <meta:editing-duration>PT25M55S</meta:editing-duration>
    <meta:editing-cycles>3</meta:editing-cycles>
    <meta:document-statistic meta:table-count="1" meta:image-count="0" meta:object-count="0" meta:page-count="3" meta:paragraph-count="20" meta:word-count="144" meta:character-count="982" meta:non-whitespace-character-count="858"/>
  </office:meta>
</office:document-meta>
</file>